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styles.xml" manifest:media-type="text/xml"/>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10/content.xml" manifest:media-type="text/xml"/>
  <manifest:file-entry manifest:full-path="Object 10/settings.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6.1646in"/>
    </style:style>
    <style:style style:name="co3" style:family="table-column">
      <style:table-column-properties fo:break-before="auto" style:column-width="3.8063in"/>
    </style:style>
    <style:style style:name="co4" style:family="table-column">
      <style:table-column-properties fo:break-before="auto" style:column-width="2.6591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063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73" style:family="table-cell" style:parent-style-name="Default">
      <style:text-properties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able-cell-properties fo:background-color="transparent"/>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cc00"/>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20" style:family="table-cell" style:parent-style-name="Default">
      <style:text-properties style:font-name="XB Tabriz" fo:font-size="14pt" fo:font-style="italic" style:font-size-asian="14pt" style:font-style-asian="italic" style:font-name-complex="XB Tabriz" style:font-size-complex="14pt" style:font-style-complex="italic"/>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6" style:family="table-cell" style:parent-style-name="Default">
      <style:text-properties style:font-name="Arial" fo:font-size="12pt" style:font-size-asian="12pt" style:font-size-complex="12pt"/>
    </style:style>
    <style:style style:name="ce72"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6"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2" svg:width="1.1343in" svg:height="0.3902in" svg:x="6.3744in" svg:y="61.7571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3"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ھ، بندھا، شریک گرفتی بندھ</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3"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2" draw:text-style-name="P2" svg:width="1.1343in" svg:height="0.8567in" svg:x="6.3744in" svg:y="182.8004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ncave, (convex)</text:p>
          </table:table-cell>
          <table:table-cell office:value-type="string" calcext:value-type="string">
            <text:p>مجوف، (محدب) ؟؟</text:p>
          </table:table-cell>
          <table:table-cell table:number-columns-repeated="1022"/>
        </table:table-row>
        <table:table-row table:style-name="ro2">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table:style-name="ce6" office:value-type="string" calcext:value-type="string">
            <text:p>correction</text:p>
          </table:table-cell>
          <table:table-cell table:style-name="ce6" office:value-type="string" calcext:value-type="string">
            <text:p>درستگی</text:p>
          </table:table-cell>
          <table:table-cell table:style-name="ce6" table:number-columns-repeated="1022"/>
        </table:table-row>
        <table:table-row table:style-name="ro2">
          <table:table-cell table:style-name="ce6" office:value-type="string" calcext:value-type="string">
            <text:p>correlation analysis (statistics)</text:p>
          </table:table-cell>
          <table:table-cell table:style-name="ce6" office:value-type="string" calcext:value-type="string">
            <text:p>تجزیہ باہمی رشتہ</text:p>
          </table:table-cell>
          <table:table-cell table:style-name="ce6"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3"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9" office:value-type="string" calcext:value-type="string">
            <office:annotation draw:style-name="gr1" draw:text-style-name="P2" svg:width="1.1413in" svg:height="0.3902in" svg:x="10.1732in" svg:y="114.5697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table:style-name="ce6"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table:style-name="ce6" office:value-type="string" calcext:value-type="string">
            <text:p>درجہ</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6"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table:style-name="ce9"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2">
          <table:table-cell office:value-type="string" calcext:value-type="string">
            <text:p>estimate: interval estimate, confidence interval</text:p>
          </table:table-cell>
          <table:table-cell table:style-name="ce6"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6"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6"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6"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text:p>
          </table:table-cell>
          <table:table-cell office:value-type="string" calcext:value-type="string">
            <text:p>توسیع شدہ</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6"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6" table:number-columns-repeated="1022"/>
        </table:table-row>
        <table:table-row table:style-name="ro2">
          <table:table-cell table:style-name="ce6" office:value-type="string" calcext:value-type="string">
            <text:p>finite processes</text:p>
          </table:table-cell>
          <table:table-cell table:style-name="ce6" office:value-type="string" calcext:value-type="string">
            <text:p>متناہی چال</text:p>
          </table:table-cell>
          <table:table-cell table:style-name="ce6" table:number-columns-repeated="1022"/>
        </table:table-row>
        <table:table-row table:style-name="ro2">
          <table:table-cell table:style-name="ce6" office:value-type="string" calcext:value-type="string">
            <text:p>Finland</text:p>
          </table:table-cell>
          <table:table-cell table:style-name="ce6" office:value-type="string" calcext:value-type="string">
            <text:p>فن لینڈ</text:p>
          </table:table-cell>
          <table:table-cell table:style-name="ce6" table:number-columns-repeated="1022"/>
        </table:table-row>
        <table:table-row table:style-name="ro2">
          <table:table-cell table:style-name="ce6" office:value-type="string" calcext:value-type="string">
            <text:p>fission</text:p>
          </table:table-cell>
          <table:table-cell table:style-name="ce6" office:value-type="string" calcext:value-type="string">
            <text:p>انشقاق</text:p>
          </table:table-cell>
          <table:table-cell table:style-name="ce6" table:number-columns-repeated="1022"/>
        </table:table-row>
        <table:table-row table:style-name="ro2">
          <table:table-cell table:style-name="ce6" office:value-type="string" calcext:value-type="string">
            <text:p>first fundamental form (maths area)</text:p>
          </table:table-cell>
          <table:table-cell table:style-name="ce6" office:value-type="string" calcext:value-type="string">
            <text:p>بینادی صورت اول</text:p>
          </table:table-cell>
          <table:table-cell table:style-name="ce6" table:number-columns-repeated="1022"/>
        </table:table-row>
        <table:table-row table:style-name="ro2">
          <table:table-cell office:value-type="string" calcext:value-type="string">
            <text:p>first order equation</text:p>
          </table:table-cell>
          <table:table-cell table:style-name="ce6" office:value-type="string" calcext:value-type="string">
            <text:p>یک رتب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6" office:value-type="string" calcext:value-type="string">
            <text:p>یک رتبی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3"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6"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6" office:value-type="string" calcext:value-type="string">
            <text:p>بیش ہندسی تفاعل</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9"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ا، تین گنا تکمل</text:p>
          </table:table-cell>
          <table:table-cell table:number-columns-repeated="1022"/>
        </table:table-row>
        <table:table-row table:style-name="ro2">
          <table:table-cell office:value-type="string" calcext:value-type="string">
            <text:p>integral: definite integral</text:p>
          </table:table-cell>
          <table:table-cell table:style-name="ce20"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6"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6"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6"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6"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6"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6"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6" office:value-type="string" calcext:value-type="string">
            <text:p>بلا منصوبہ</text:p>
          </table:table-cell>
          <table:table-cell table:style-name="ce6"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6" office:value-type="string" calcext:value-type="string">
            <text:p>پیدا کار بلا منصوبہ اعداد</text:p>
          </table:table-cell>
          <table:table-cell table:style-name="ce6"/>
          <table:table-cell table:number-columns-repeated="1021"/>
        </table:table-row>
        <table:table-row table:style-name="ro2">
          <table:table-cell office:value-type="string" calcext:value-type="string">
            <text:p>Range (of domain)</text:p>
          </table:table-cell>
          <table:table-cell table:style-name="ce6"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مرتب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aling, row scaling</text:p>
          </table:table-cell>
          <table:table-cell office:value-type="string" calcext:value-type="string">
            <text:p>تبدیلی پیما، تبدیلی پیما صف</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6"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6"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6"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6"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6"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6"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sets)</text:p>
          </table:table-cell>
          <table:table-cell office:value-type="string" calcext:value-type="string">
            <text:p>اشتراک</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463">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1"/>
        <table:table-column table:style-name="co8" table:default-cell-style-name="ce32"/>
        <table:table-column table:style-name="co9" table:default-cell-style-name="ce33"/>
        <table:table-column table:style-name="co6" table:default-cell-style-name="ce34"/>
        <table:table-column table:style-name="co11" table:default-cell-style-name="ce35"/>
        <table:table-column table:style-name="co6" table:number-columns-repeated="6" table:default-cell-style-name="ce36"/>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3" draw:text-style-name="P3" svg:width="0.3327in" svg:height="0.2004in" svg:x="0.3276in" svg:y="0.4252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252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3" draw:text-style-name="P3" svg:width="0.5134in" svg:height="0.2094in" svg:x="0.8925in" svg:y="0.321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3" draw:text-style-name="P3" svg:width="0.5169in" svg:height="0.2087in" svg:x="0.3067in" svg:y="0.326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3" draw:text-style-name="P3" svg:width="0.552in" svg:height="0.2091in" svg:x="0.3067in" svg:y="0.2075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0469in" draw:z-index="5" draw:style-name="gr3" draw:text-style-name="P3" svg:width="0.5484in" svg:height="0.2091in" svg:x="0.8925in" svg:y="0.1685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3" draw:text-style-name="P3" svg:width="0.1776in" svg:height="0.2091in" svg:x="0.2862in" svg:y="0.340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0.126in" table:end-y="0.2094in" draw:z-index="7" draw:style-name="gr3" draw:text-style-name="P3" svg:width="0.1776in" svg:height="0.2087in" svg:x="0.8406in" svg:y="0.3457in">
              <draw:object xlink:href="./Object 8" xlink:type="simple" xlink:show="embed" xlink:actuate="onLoad">
                <loext:p/>
              </draw:object>
              <draw:image xlink:href="./ObjectReplacements/Object 8" xlink:type="simple" xlink:show="embed" xlink:actuate="onLoad"/>
            </draw:frame>
            <draw:frame table:end-cell-address="symbols.E13" table:end-x="0.1476in" table:end-y="0.2094in" draw:z-index="9" draw:style-name="gr3" draw:text-style-name="P3" svg:width="0.1992in" svg:height="0.2087in" svg:x="0.8406in" svg:y="0.3457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3" draw:text-style-name="P3" svg:width="0.1992in" svg:height="0.2091in" svg:x="0.2535in" svg:y="0.35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3" draw:text-style-name="P3" svg:width="0.1772in" svg:height="0.2094in" svg:x="0.2957in" svg:y="0.3646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3" draw:text-style-name="P3" svg:width="0.1677in" svg:height="0.1929in" svg:x="0.3945in" svg:y="0.3697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3" draw:text-style-name="P3" svg:width="0.1992in" svg:height="0.2091in" svg:x="0.413in" svg:y="0.393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72"/>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20">00/00/0000</text:date>, <text:time style:data-style-name="N2" text:time-value="21:27:32.54214911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3-03-20T21:28:19.900124937</dc:date>
    <meta:editing-duration>P54DT11H53M52S</meta:editing-duration>
    <meta:editing-cycles>2392</meta:editing-cycles>
    <meta:generator>LibreOffice/6.4.7.2$Linux_X86_64 LibreOffice_project/40$Build-2</meta:generator>
    <meta:document-statistic meta:table-count="3" meta:cell-count="445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